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2497a8" officeooo:paragraph-rsid="002497a8"/>
    </style:style>
    <style:style style:name="P2" style:family="paragraph" style:parent-style-name="Standard">
      <style:text-properties officeooo:rsid="002c5745" officeooo:paragraph-rsid="002c5745"/>
    </style:style>
    <style:style style:name="P3" style:family="paragraph" style:parent-style-name="Standard">
      <style:text-properties officeooo:rsid="00338d0f" officeooo:paragraph-rsid="00338d0f"/>
    </style:style>
    <style:style style:name="P4" style:family="paragraph" style:parent-style-name="Standard">
      <style:text-properties officeooo:rsid="0035b7c1" officeooo:paragraph-rsid="0035b7c1"/>
    </style:style>
    <style:style style:name="P5" style:family="paragraph" style:parent-style-name="Standard">
      <style:text-properties officeooo:rsid="003689da" officeooo:paragraph-rsid="003689da"/>
    </style:style>
    <style:style style:name="P6" style:family="paragraph" style:parent-style-name="Standard">
      <style:text-properties officeooo:rsid="003689da" officeooo:paragraph-rsid="003639c8"/>
    </style:style>
    <style:style style:name="P7" style:family="paragraph" style:parent-style-name="Standard">
      <style:text-properties officeooo:paragraph-rsid="003942dc"/>
    </style:style>
    <style:style style:name="P8" style:family="paragraph" style:parent-style-name="Standard">
      <style:text-properties fo:font-weight="bold" officeooo:rsid="003942dc" officeooo:paragraph-rsid="003942dc" style:font-weight-asian="bold"/>
    </style:style>
    <style:style style:name="P9" style:family="paragraph" style:parent-style-name="Standard">
      <style:text-properties officeooo:rsid="003195cc" officeooo:paragraph-rsid="003195cc"/>
    </style:style>
    <style:style style:name="P10" style:family="paragraph" style:parent-style-name="Standard">
      <style:text-properties officeooo:rsid="0048473f" officeooo:paragraph-rsid="0048473f"/>
    </style:style>
    <style:style style:name="P11" style:family="paragraph" style:parent-style-name="Standard">
      <style:text-properties officeooo:rsid="0048473f" officeooo:paragraph-rsid="005ae77f"/>
    </style:style>
    <style:style style:name="P12" style:family="paragraph" style:parent-style-name="Standard">
      <style:text-properties officeooo:rsid="002553f2" officeooo:paragraph-rsid="0068566d"/>
    </style:style>
    <style:style style:name="P13" style:family="paragraph" style:parent-style-name="Standard">
      <style:text-properties officeooo:rsid="0068566d" officeooo:paragraph-rsid="0068566d"/>
    </style:style>
    <style:style style:name="P14"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5" style:family="paragraph" style:parent-style-name="Standard">
      <style:text-properties officeooo:rsid="00756bda" officeooo:paragraph-rsid="00756bda"/>
    </style:style>
    <style:style style:name="P16" style:family="paragraph" style:parent-style-name="Standard">
      <style:text-properties officeooo:rsid="0068566d" officeooo:paragraph-rsid="0077020f" fo:background-color="#fff200"/>
    </style:style>
    <style:style style:name="P17" style:family="paragraph" style:parent-style-name="Standard">
      <style:text-properties officeooo:paragraph-rsid="0068566d"/>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text-properties officeooo:paragraph-rsid="0073ab6d"/>
    </style:style>
    <style:style style:name="P21" style:family="paragraph" style:parent-style-name="Standard">
      <style:paragraph-properties fo:margin-top="0in" fo:margin-bottom="0in" loext:contextual-spacing="false" fo:line-height="100%"/>
      <style:text-properties officeooo:rsid="00191a75" officeooo:paragraph-rsid="00191a75"/>
    </style:style>
    <style:style style:name="P22" style:family="paragraph" style:parent-style-name="Standard">
      <style:paragraph-properties fo:margin-top="0in" fo:margin-bottom="0in" loext:contextual-spacing="false" fo:line-height="100%"/>
      <style:text-properties officeooo:rsid="0062e98a" officeooo:paragraph-rsid="0062e98a"/>
    </style:style>
    <style:style style:name="P23"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4" style:family="paragraph" style:parent-style-name="Standard">
      <style:paragraph-properties fo:margin-top="0in" fo:margin-bottom="0in" loext:contextual-spacing="false" fo:line-height="100%"/>
      <style:text-properties officeooo:rsid="00649750" officeooo:paragraph-rsid="00649750"/>
    </style:style>
    <style:style style:name="P25" style:family="paragraph" style:parent-style-name="Standard">
      <style:paragraph-properties fo:margin-top="0in" fo:margin-bottom="0in" loext:contextual-spacing="false" fo:line-height="100%"/>
      <style:text-properties fo:color="#000000"/>
    </style:style>
    <style:style style:name="P26"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27"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8" style:family="paragraph" style:parent-style-name="Standard">
      <style:paragraph-properties fo:margin-top="0in" fo:margin-bottom="0in" loext:contextual-spacing="false" fo:line-height="100%"/>
      <style:text-properties officeooo:rsid="0068480f" officeooo:paragraph-rsid="0068480f"/>
    </style:style>
    <style:style style:name="P29" style:family="paragraph" style:parent-style-name="Standard">
      <style:paragraph-properties fo:margin-top="0in" fo:margin-bottom="0in" loext:contextual-spacing="false" fo:line-height="100%"/>
      <style:text-properties officeooo:rsid="00755384" officeooo:paragraph-rsid="00755384"/>
    </style:style>
    <style:style style:name="P30"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1" style:family="paragraph" style:parent-style-name="Standard">
      <style:paragraph-properties fo:margin-top="0in" fo:margin-bottom="0in" loext:contextual-spacing="false" fo:line-height="100%"/>
      <style:text-properties officeooo:rsid="00756bda" officeooo:paragraph-rsid="00756bda"/>
    </style:style>
    <style:style style:name="P32" style:family="paragraph" style:parent-style-name="Standard">
      <style:paragraph-properties fo:margin-top="0in" fo:margin-bottom="0.1083in" loext:contextual-spacing="false"/>
      <style:text-properties officeooo:rsid="002bcbf5" officeooo:paragraph-rsid="002bcbf5"/>
    </style:style>
    <style:style style:name="P33" style:family="paragraph" style:parent-style-name="Heading_20_1">
      <style:text-properties officeooo:rsid="002f7f2c" officeooo:paragraph-rsid="002f7f2c"/>
    </style:style>
    <style:style style:name="P34"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Preformatted_20_Text">
      <style:text-properties officeooo:rsid="003689da" officeooo:paragraph-rsid="003689da"/>
    </style:style>
    <style:style style:name="P36" style:family="paragraph" style:parent-style-name="Preformatted_20_Text">
      <style:paragraph-properties fo:margin-top="0in" fo:margin-bottom="0.1965in" loext:contextual-spacing="false"/>
    </style:style>
    <style:style style:name="P37" style:family="paragraph" style:parent-style-name="Text_20_body">
      <style:paragraph-properties fo:text-align="center" style:justify-single-word="false"/>
    </style:style>
    <style:style style:name="P38" style:family="paragraph" style:parent-style-name="Standard">
      <style:paragraph-properties fo:margin-left="0.5in" fo:margin-right="0in" fo:text-indent="0in" style:auto-text-indent="false"/>
      <style:text-properties officeooo:rsid="002553f2" officeooo:paragraph-rsid="00756bda"/>
    </style:style>
    <style:style style:name="P39" style:family="paragraph" style:parent-style-name="Standard" style:list-style-name="L1">
      <style:text-properties officeooo:rsid="00756bda" officeooo:paragraph-rsid="00756bda"/>
    </style:style>
    <style:style style:name="P40"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1" style:family="paragraph" style:parent-style-name="Standard" style:list-style-name="L2">
      <style:text-properties officeooo:rsid="006c5cef" officeooo:paragraph-rsid="006c5cef"/>
    </style:style>
    <style:style style:name="P42" style:family="paragraph" style:parent-style-name="Standard">
      <style:text-properties officeooo:paragraph-rsid="0062e98a"/>
    </style:style>
    <style:style style:name="P43" style:family="paragraph" style:parent-style-name="Standard">
      <style:text-properties officeooo:paragraph-rsid="001fbb3a"/>
    </style:style>
    <style:style style:name="P44" style:family="paragraph" style:parent-style-name="Standard" style:list-style-name="L1">
      <style:text-properties officeooo:rsid="008313ca" officeooo:paragraph-rsid="008313ca"/>
    </style:style>
    <style:style style:name="P45" style:family="paragraph" style:parent-style-name="Standard">
      <style:text-properties officeooo:rsid="0084edcc" officeooo:paragraph-rsid="0084edcc"/>
    </style:style>
    <style:style style:name="P46" style:family="paragraph" style:parent-style-name="Standard">
      <style:paragraph-properties fo:margin-left="0.5in" fo:margin-right="0in" fo:text-indent="0in" style:auto-text-indent="false"/>
      <style:text-properties officeooo:paragraph-rsid="008313ca"/>
    </style:style>
    <style:style style:name="P47" style:family="paragraph" style:parent-style-name="Standard">
      <style:paragraph-properties fo:margin-top="0.1083in" fo:margin-bottom="0.1083in" loext:contextual-spacing="false"/>
      <style:text-properties officeooo:rsid="002bcbf5" officeooo:paragraph-rsid="0087c09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f3401" style:font-weight-asian="bold"/>
    </style:style>
    <style:style style:name="T4" style:family="text">
      <style:text-properties fo:font-weight="bold" officeooo:rsid="0080bfcf"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ize="22pt" officeooo:rsid="00755384" style:font-size-asian="22pt"/>
    </style:style>
    <style:style style:name="T9" style:family="text">
      <style:text-properties fo:font-size="22pt" officeooo:rsid="0080bfcf" style:font-size-asian="22pt"/>
    </style:style>
    <style:style style:name="T10" style:family="text">
      <style:text-properties fo:font-style="italic" style:font-style-asian="italic" style:font-style-complex="italic"/>
    </style:style>
    <style:style style:name="T11" style:family="text">
      <style:text-properties fo:font-style="italic" officeooo:rsid="0035b7c1" style:font-style-asian="italic" style:font-style-complex="italic"/>
    </style:style>
    <style:style style:name="T12" style:family="text">
      <style:text-properties fo:font-style="italic" officeooo:rsid="006966eb" style:font-style-asian="italic" style:font-style-complex="italic"/>
    </style:style>
    <style:style style:name="T13" style:family="text">
      <style:text-properties fo:font-style="italic" fo:font-weight="bold" officeooo:rsid="006966eb" style:font-style-asian="italic" style:font-weight-asian="bold" style:font-style-complex="italic" style:font-weight-complex="bold"/>
    </style:style>
    <style:style style:name="T14" style:family="text">
      <style:text-properties officeooo:rsid="00191a75"/>
    </style:style>
    <style:style style:name="T15" style:family="text">
      <style:text-properties officeooo:rsid="001a0952"/>
    </style:style>
    <style:style style:name="T16" style:family="text">
      <style:text-properties officeooo:rsid="001a5996"/>
    </style:style>
    <style:style style:name="T17" style:family="text">
      <style:text-properties officeooo:rsid="001a6268"/>
    </style:style>
    <style:style style:name="T18" style:family="text">
      <style:text-properties officeooo:rsid="001c2e80"/>
    </style:style>
    <style:style style:name="T19" style:family="text">
      <style:text-properties fo:font-style="normal" style:font-style-asian="normal" style:font-style-complex="normal"/>
    </style:style>
    <style:style style:name="T20" style:family="text">
      <style:text-properties fo:font-style="normal" officeooo:rsid="004171cb" style:font-style-asian="normal" style:font-style-complex="normal"/>
    </style:style>
    <style:style style:name="T21" style:family="text">
      <style:text-properties officeooo:rsid="002c5745"/>
    </style:style>
    <style:style style:name="T22" style:family="text">
      <style:text-properties officeooo:rsid="002d9e0f"/>
    </style:style>
    <style:style style:name="T23" style:family="text">
      <style:text-properties officeooo:rsid="0031691b"/>
    </style:style>
    <style:style style:name="T24" style:family="text">
      <style:text-properties officeooo:rsid="00338d0f"/>
    </style:style>
    <style:style style:name="T25" style:family="text">
      <style:text-properties officeooo:rsid="0035b7c1"/>
    </style:style>
    <style:style style:name="T26" style:family="text">
      <style:text-properties officeooo:rsid="0037bc49"/>
    </style:style>
    <style:style style:name="T27" style:family="text">
      <style:text-properties officeooo:rsid="003be52e"/>
    </style:style>
    <style:style style:name="T28" style:family="text">
      <style:text-properties officeooo:rsid="003dc020"/>
    </style:style>
    <style:style style:name="T29" style:family="text">
      <style:text-properties officeooo:rsid="0043bf52"/>
    </style:style>
    <style:style style:name="T30" style:family="text">
      <style:text-properties officeooo:rsid="0044f0ae"/>
    </style:style>
    <style:style style:name="T31" style:family="text">
      <style:text-properties officeooo:rsid="004732eb"/>
    </style:style>
    <style:style style:name="T32" style:family="text">
      <style:text-properties fo:background-color="#fff200" loext:char-shading-value="0"/>
    </style:style>
    <style:style style:name="T33" style:family="text">
      <style:text-properties fo:color="#0000ff"/>
    </style:style>
    <style:style style:name="T34" style:family="text">
      <style:text-properties fo:color="#0000ff" officeooo:rsid="00878944"/>
    </style:style>
    <style:style style:name="T35" style:family="text">
      <style:text-properties officeooo:rsid="0048473f"/>
    </style:style>
    <style:style style:name="T36" style:family="text">
      <style:text-properties officeooo:rsid="004a1972"/>
    </style:style>
    <style:style style:name="T37" style:family="text">
      <style:text-properties officeooo:rsid="004ae0d1"/>
    </style:style>
    <style:style style:name="T38" style:family="text">
      <style:text-properties fo:font-size="12pt" officeooo:rsid="00191a75" style:font-size-asian="12pt" style:font-size-complex="12pt"/>
    </style:style>
    <style:style style:name="T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2" style:family="text">
      <style:text-properties officeooo:rsid="005a598a"/>
    </style:style>
    <style:style style:name="T43" style:family="text">
      <style:text-properties style:font-name="DejaVu Sans Mono" fo:font-weight="bold" style:font-weight-asian="bold" style:font-weight-complex="bold"/>
    </style:style>
    <style:style style:name="T44" style:family="text">
      <style:text-properties officeooo:rsid="005ae77f"/>
    </style:style>
    <style:style style:name="T45" style:family="text">
      <style:text-properties officeooo:rsid="0062e98a"/>
    </style:style>
    <style:style style:name="T46" style:family="text">
      <style:text-properties officeooo:rsid="001fbb3a"/>
    </style:style>
    <style:style style:name="T47" style:family="text">
      <style:text-properties fo:font-variant="normal" fo:text-transform="none" fo:color="#333333" style:font-name="Source Sans Pro" fo:font-size="12pt" fo:letter-spacing="normal" fo:font-style="normal" fo:font-weight="normal"/>
    </style:style>
    <style:style style:name="T48" style:family="text">
      <style:text-properties fo:font-variant="normal" fo:text-transform="none" fo:color="#333333" style:font-name="Source Sans Pro" fo:font-size="12pt" fo:letter-spacing="normal" fo:font-style="normal" fo:font-weight="normal" officeooo:rsid="0080bfcf" fo:background-color="transparent" loext:char-shading-value="0"/>
    </style:style>
    <style:style style:name="T49" style:family="text">
      <style:text-properties fo:font-variant="normal" fo:text-transform="none" fo:color="#333333" style:font-name="Source Sans Pro" fo:font-size="12pt" fo:letter-spacing="normal" fo:font-style="normal" fo:font-weight="normal" officeooo:rsid="00191a75" fo:background-color="transparent" loext:char-shading-value="0"/>
    </style:style>
    <style:style style:name="T50" style:family="text">
      <style:text-properties fo:font-variant="normal" fo:text-transform="none" fo:color="#333333" style:font-name="Source Sans Pro" fo:font-size="12pt" fo:letter-spacing="normal" fo:font-style="normal" style:text-underline-style="none" fo:font-weight="normal"/>
    </style:style>
    <style:style style:name="T51" style:family="text">
      <style:text-properties fo:font-variant="normal" fo:text-transform="none" style:use-window-font-color="true" style:font-name="Calibri" fo:font-size="11pt" fo:letter-spacing="normal" fo:language="en" fo:country="US" fo:font-style="normal" fo:font-weight="normal" officeooo:rsid="002123e1" fo:background-color="transparent" loext:char-shading-value="0" style:font-name-asian="Calibri1" style:font-size-asian="11pt" style:language-asian="en" style:country-asian="US" style:font-name-complex="DejaVu Sans" style:font-size-complex="11pt" style:language-complex="ar" style:country-complex="SA"/>
    </style:style>
    <style:style style:name="T52" style:family="text">
      <style:text-properties officeooo:rsid="00671aab"/>
    </style:style>
    <style:style style:name="T53" style:family="text">
      <style:text-properties officeooo:rsid="006735cc"/>
    </style:style>
    <style:style style:name="T54" style:family="text">
      <style:text-properties officeooo:rsid="0067f61e"/>
    </style:style>
    <style:style style:name="T55" style:family="text">
      <style:text-properties officeooo:rsid="006966eb"/>
    </style:style>
    <style:style style:name="T56" style:family="text">
      <style:text-properties officeooo:rsid="002123e1"/>
    </style:style>
    <style:style style:name="T57" style:family="text">
      <style:text-properties officeooo:rsid="006e5a38"/>
    </style:style>
    <style:style style:name="T58" style:family="text">
      <style:text-properties officeooo:rsid="00724ae2"/>
    </style:style>
    <style:style style:name="T59" style:family="text">
      <style:text-properties fo:background-color="transparent" loext:char-shading-value="0"/>
    </style:style>
    <style:style style:name="T60" style:family="text">
      <style:text-properties officeooo:rsid="002123e1" fo:background-color="transparent" loext:char-shading-value="0"/>
    </style:style>
    <style:style style:name="T61" style:family="text">
      <style:text-properties officeooo:rsid="00756bda" fo:background-color="transparent" loext:char-shading-value="0"/>
    </style:style>
    <style:style style:name="T62" style:family="text">
      <style:text-properties officeooo:rsid="0068566d" fo:background-color="transparent" loext:char-shading-value="0"/>
    </style:style>
    <style:style style:name="T63" style:family="text">
      <style:text-properties officeooo:rsid="007573af" fo:background-color="transparent" loext:char-shading-value="0"/>
    </style:style>
    <style:style style:name="T64" style:family="text">
      <style:text-properties officeooo:rsid="0077020f" fo:background-color="transparent" loext:char-shading-value="0"/>
    </style:style>
    <style:style style:name="T65" style:family="text">
      <style:text-properties officeooo:rsid="0080bfcf" fo:background-color="transparent" loext:char-shading-value="0"/>
    </style:style>
    <style:style style:name="T66" style:family="text">
      <style:text-properties officeooo:rsid="008a53f8" fo:background-color="transparent" loext:char-shading-value="0"/>
    </style:style>
    <style:style style:name="T67" style:family="text">
      <style:text-properties officeooo:rsid="00755384"/>
    </style:style>
    <style:style style:name="T68" style:family="text">
      <style:text-properties officeooo:rsid="0077020f"/>
    </style:style>
    <style:style style:name="T69" style:family="text">
      <style:text-properties officeooo:rsid="0078174a"/>
    </style:style>
    <style:style style:name="T70" style:family="text">
      <style:text-properties officeooo:rsid="007a949b"/>
    </style:style>
    <style:style style:name="T71" style:family="text">
      <style:text-properties officeooo:rsid="0080bfcf"/>
    </style:style>
    <style:style style:name="T72" style:family="text">
      <style:text-properties officeooo:rsid="008313ca"/>
    </style:style>
    <style:style style:name="T73" style:family="text">
      <style:text-properties officeooo:rsid="0084edcc"/>
    </style:style>
    <style:style style:name="T74" style:family="text">
      <style:text-properties officeooo:rsid="0087c099"/>
    </style:style>
    <style:style style:name="T75" style:family="text">
      <style:text-properties officeooo:rsid="00898a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8">OWASP ESAPI for Java</text:p>
          </table:table-cell>
          <table:table-cell office:value-type="string">
            <text:p text:style-name="P7"><text:span text:style-name="T1">Security </text:span><text:span text:style-name="T3">Bulletin</text:span><text:span text:style-name="T1"> #</text:span><text:span text:style-name="T4">9</text:span></text:p>
          </table:table-cell>
          <table:table-cell office:value-type="string">
            <text:p text:style-name="P7"><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span text:style-name="T7">CVE-2</text:span><text:span text:style-name="T8">02</text:span><text:span text:style-name="T9">2-23302</text:span><text:span text:style-name="T5"> </text:span><text:span text:style-name="T6">Impact ESAPI?</text:span></text:p>
      <text:p text:style-name="P37"><text:span text:style-name="T38">Kevin W. Wall &lt;</text:span><text:a xlink:type="simple" xlink:href="mailto:kevin.w.wall@gmail.com" text:style-name="ListLabel_20_2" text:visited-style-name="ListLabel_20_2"><text:span text:style-name="Internet_20_link"><text:span text:style-name="T38">kevin.w.wall@gmail.com</text:span></text:span></text:a><text:span text:style-name="T38">&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9">Category:</text:p>
          </table:table-cell>
          <table:table-cell table:style-name="Table2.A1" office:value-type="string">
            <text:p text:style-name="P30"/>
            <text:p text:style-name="P23"><text:span text:style-name="T59">Apache Log4j </text:span><text:span text:style-name="T65">1’s</text:span><text:span text:style-name="T59"> </text:span><text:a xlink:type="simple" xlink:href="https://logging.apache.org/log4j/1.2/apidocs/org/apache/log4j/net/JMSSink.html" text:style-name="Internet_20_link" text:visited-style-name="Visited_20_Internet_20_Link"><text:span text:style-name="T65">JMSSink</text:span></text:a><text:span text:style-name="T59"> </text:span><text:span text:style-name="T65">is vulnerable to</text:span><text:span text:style-name="T59"> </text:span><text:span text:style-name="T64">insecure deserialization of untrusted logged data when the attacker has write access to the Log4j configuration or if the configuration references an LDAP service th</text:span><text:span text:style-name="T65">at th</text:span><text:span text:style-name="T64">e attacker has access to. </text:span><text:span text:style-name="T65">This may </text:span><text:span text:style-name="T64">resulting in remote code execution.</text:span></text:p>
          </table:table-cell>
        </table:table-row>
        <table:table-row table:style-name="Table2.1">
          <table:table-cell table:style-name="Table2.A1" office:value-type="string">
            <text:p text:style-name="P19">Module:</text:p>
          </table:table-cell>
          <table:table-cell table:style-name="Table2.A1" office:value-type="string">
            <text:p text:style-name="P21">Log4J 1 – a <text:span text:style-name="T57">compile </text:span>dependency used by ESAPI <text:span text:style-name="T22">(specifically Log4J 1.2.17 in the latest ESAPI version) to support “safe logging”.</text:span></text:p>
          </table:table-cell>
        </table:table-row>
        <table:table-row table:style-name="Table2.1">
          <table:table-cell table:style-name="Table2.A1" office:value-type="string">
            <text:p text:style-name="P19">Announced:</text:p>
          </table:table-cell>
          <table:table-cell table:style-name="Table2.A1" office:value-type="string">
            <text:p text:style-name="P20"><text:span text:style-name="aqj"><text:span text:style-name="T71">In this security bulletin.</text:span></text:span></text:p>
          </table:table-cell>
        </table:table-row>
        <table:table-row table:style-name="Table2.1">
          <table:table-cell table:style-name="Table2.A1" office:value-type="string">
            <text:p text:style-name="P19">Credits:</text:p>
          </table:table-cell>
          <table:table-cell table:style-name="Table2.A1" office:value-type="string">
            <text:p text:style-name="P29"><text:s/><text:span text:style-name="T69">Dependency Check</text:span></text:p>
          </table:table-cell>
        </table:table-row>
        <table:table-row table:style-name="Table2.1">
          <table:table-cell table:style-name="Table2.A1" office:value-type="string">
            <text:p text:style-name="P19">Affects:</text:p>
          </table:table-cell>
          <table:table-cell table:style-name="Table2.A1" office:value-type="string">
            <text:p text:style-name="P21">All versions of ESAPI 2.x <text:span text:style-name="T27">and all versions of ESAPI 1.x (no longer supported) if you are using ESAPI’s deprecated log4j 1 logging.</text:span></text:p>
          </table:table-cell>
        </table:table-row>
        <table:table-row table:style-name="Table2.1">
          <table:table-cell table:style-name="Table2.A1" office:value-type="string">
            <text:p text:style-name="P19"><text:span text:style-name="T21">Details</text:span>:</text:p>
          </table:table-cell>
          <table:table-cell table:style-name="Table2.A1" office:value-type="string">
            <text:p text:style-name="P27">Not exploitable as used by ESAPI. See discussion below.</text:p>
            <text:p text:style-name="P26">ESAPI Log4j logging deprecated on 2020-<text:span text:style-name="T52">07-23</text:span> as part of the 2.2.1.0 release.</text:p>
          </table:table-cell>
        </table:table-row>
        <table:table-row table:style-name="Table2.1">
          <table:table-cell table:style-name="Table2.A1" office:value-type="string">
            <text:p text:style-name="P19"><text:span text:style-name="T14">GitHub</text:span> Issue #:</text:p>
          </table:table-cell>
          <table:table-cell table:style-name="Table2.A1" office:value-type="string">
            <text:p text:style-name="P31">None.</text:p>
          </table:table-cell>
        </table:table-row>
        <table:table-row table:style-name="Table2.1">
          <table:table-cell table:style-name="Table2.A8" office:value-type="string">
            <text:p text:style-name="P28">Related:</text:p>
          </table:table-cell>
          <table:table-cell table:style-name="Table2.A8" office:value-type="string">
            <text:p text:style-name="P29">No other ESAPI security bulletin, <text:span text:style-name="T70">unless you want to include the several other Log4J 1.x related security bulletins.</text:span></text:p>
          </table:table-cell>
        </table:table-row>
        <table:table-row table:style-name="Table2.1">
          <table:table-cell table:style-name="Table2.A1" office:value-type="string">
            <text:p text:style-name="P19">CWE:</text:p>
          </table:table-cell>
          <table:table-cell table:style-name="Table2.A1" office:value-type="string">
            <text:p text:style-name="P19">CWE-<text:span text:style-name="T67">502 (Deserialization of Untrusted Data)</text:span></text:p>
          </table:table-cell>
        </table:table-row>
        <table:table-row table:style-name="Table2.1">
          <table:table-cell table:style-name="Table2.A1" office:value-type="string">
            <text:p text:style-name="P19">CVE Identifier:</text:p>
          </table:table-cell>
          <table:table-cell table:style-name="Table2.A1" office:value-type="string">
            <text:p text:style-name="P22">CVE-202<text:span text:style-name="T71">2-23302</text:span></text:p>
          </table:table-cell>
        </table:table-row>
        <table:table-row table:style-name="Table2.1">
          <table:table-cell table:style-name="Table2.A1" office:value-type="string">
            <text:p text:style-name="P19">CVSS Severity (version <text:span text:style-name="T16">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19">CVSS v<text:span text:style-name="T15">3.1</text:span> Base Score:</text:p>
                </table:table-cell>
                <table:table-cell table:style-name="Table1.A1" office:value-type="string">
                  <text:p text:style-name="P29">8.<text:span text:style-name="T71">8 </text:span>(High)</text:p>
                </table:table-cell>
              </table:table-row>
              <table:table-row table:style-name="Table1.1">
                <table:table-cell table:style-name="Table1.A1" office:value-type="string">
                  <text:p text:style-name="P19"><text:s text:c="4"/>Impact Subscore:</text:p>
                </table:table-cell>
                <table:table-cell table:style-name="Table1.A1" office:value-type="string">
                  <text:p text:style-name="P29">5.9</text:p>
                </table:table-cell>
              </table:table-row>
              <table:table-row table:style-name="Table1.1">
                <table:table-cell table:style-name="Table1.A1" office:value-type="string">
                  <text:p text:style-name="P19"><text:s text:c="4"/>Exploitability S<text:span text:style-name="T28">ubscore:</text:span></text:p>
                </table:table-cell>
                <table:table-cell table:style-name="Table1.A1" office:value-type="string">
                  <text:p text:style-name="P24">2.<text:span text:style-name="T71">8</text:span></text:p>
                </table:table-cell>
              </table:table-row>
              <table:table-row table:style-name="Table1.1">
                <table:table-cell table:style-name="Table1.A1" office:value-type="string">
                  <text:p text:style-name="P19">CVSS Vector</text:p>
                </table:table-cell>
                <table:table-cell table:style-name="Table1.A1" office:value-type="string">
                  <text:p text:style-name="P25"><text:span text:style-name="Internet_20_link"><text:span text:style-name="T50">CVSS:3.1/AV:N/AC:L/PR:L/UI:N/S:U/C:H/I:H/A:H</text:span></text:span></text:p>
                  <text:p text:style-name="Standard"/>
                </table:table-cell>
              </table:table-row>
            </table:table>
            <text:p text:style-name="P18"/>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8">t</text:span>he OWASP Enterprise Security API) is a free, open source, web application security control library that makes it easier for programmers to write lower-risk applications. The ESAPI for Java library is designed to make it easier for programmers to <text:soft-page-break/>retrofit security into existing applications. ESAPI for Java also serves as a solid foundation for new development.</text:p>
      <text:p text:style-name="Standard">One of the security controls provided by ESAPI for Java is <text:span text:style-name="T17">its provision for “safe logging” which is designed as a defense against “</text:span><text:a xlink:type="simple" xlink:href="https://cwe.mitre.org/data/definitions/117.html" text:style-name="Internet_20_link" text:visited-style-name="Visited_20_Internet_20_Link"><text:span text:style-name="T17">CWE-117: Improper Output Neutralization for Logs</text:span></text:a><text:span text:style-name="T17">”.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7">SLF4J</text:span></text:a><text:span text:style-name="T17">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7">ConsoleAppender</text:span></text:a><text:span text:style-name="T17">.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1">Also, as of ESAPI 2.2.1.0, ESAPI has annotated all ESAPI <text:span text:style-name="T26">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10">major </text:span><text:span text:style-name="T19">release number (which, in this case, would be 3.0). This is ESAPI’s promise to try to give development teams adequate prior warning before doing something that might break backward compatibility for ESAPI users </text:span><text:span text:style-name="T20">in their application code</text:span><text:span text:style-name="T19">.</text:span></text:p>
      <text:h text:style-name="Heading_20_1" text:outline-level="1">Problem Description</text:h>
      <text:p text:style-name="P43"><text:span text:style-name="T46">According to the description in NIST’s National Vulnerability Database (NVD), the current description for </text:span><text:a xlink:type="simple" xlink:href="https://nvd.nist.gov/vuln/detail/CVE-2022-23302" text:style-name="Internet_20_link" text:visited-style-name="Visited_20_Internet_20_Link"><text:span text:style-name="T46">CVE-2022-23302</text:span></text:a><text:span text:style-name="T46"> states:</text:span></text:p>
      <text:p text:style-name="P46"><text:span text:style-name="T46">“</text:span><text:span text:style-name="T47">JMSSink in all versions of Log4j 1.x is vulnerable to deserialization of untrusted data when the attacker has write access to the Log4j configuration or if the configuration references an LDAP service the attacker has access to. The attacker can provide a TopicConnectionFactoryBindingName configuration causing JMSSink to perform JNDI requests that result in remote code execution in a similar fashion to CVE-2021-4104. Note this issue only affects Log4j 1.x when specifically configured to use JMSSink, which is not the default. Apache Log4j 1.2 reached end of life in August 2015. Users should upgrade to Log4j 2 as it addresses numerous other issues from the previous versions.”</text:span></text:p>
      <text:p text:style-name="P12">So the real question that everyone is asking is will using ESAPI leave my application code exposed to <text:span text:style-name="T45">CVE-2022-23302</text:span> in a manner that makes this CVE exploitable? That is the <text:soft-page-break/>question this analysis attempts to answer, but the TL;DR answer for those of you not interested in the details is,</text:p>
      <text:p text:style-name="P38">“No, <text:span text:style-name="T54">not unless you have your application configured in the following manner:</text:span></text:p>
      <text:list xml:id="list878584324" text:style-name="L1">
        <text:list-item>
          <text:p text:style-name="P39">You are using the deprecated ESAPI log4j logging</text:p>
        </text:list-item>
        <text:list-item>
          <text:p text:style-name="P39">You have changed your default log4j.xml configuration (or log4j.properfies file, if you’re still doing that) file to use JMSAppender for one of its Appenders <text:span text:style-name="T72">(or an </text:span>attacker is able to overwrite the contents of your Log4J 1 configuration file <text:span text:style-name="T72">[</text:span>typically, log4j.xml, but possibly log4j.propertie<text:span text:style-name="T72">] to set it to use JMSAppender</text:span>).”</text:p>
        </text:list-item>
        <text:list-item>
          <text:p text:style-name="P44">You are <text:span text:style-name="T74">running</text:span> the Apache Log4J1 JMSSink application.</text:p>
        </text:list-item>
      </text:list>
      <text:p text:style-name="P15">In other words, it’s not likely, and with ESAPI’s default configuration, not possible <text:span text:style-name="T75">(unless an attacker can also overwrite your ESAPI.properties files, in which case, you likely have bigger problems).</text:span></text:p>
      <text:p text:style-name="P17"><text:span text:style-name="T60">Apache Log4J’s </text:span><text:a xlink:type="simple" xlink:href="https://logging.apache.org/log4j/1.2/apidocs/org/apache/log4j/net/JMSAppender.html" text:style-name="Internet_20_link" text:visited-style-name="Visited_20_Internet_20_Link"><text:span text:style-name="T61">JMSAppender</text:span></text:a><text:span text:style-name="T60"> is a class that is intended for </text:span><text:span text:style-name="T62">sending log events to </text:span><text:span text:style-name="T63">JMS </text:span><text:a xlink:type="simple" xlink:href="https://docs.oracle.com/javaee/7/api/javax/jms/Topic.html" text:style-name="Internet_20_link" text:visited-style-name="Visited_20_Internet_20_Link"><text:span text:style-name="T63">Topic</text:span></text:a><text:span text:style-name="T62">. </text:span><text:span text:style-name="T51">The events are serialized and transmitted as JMS message type </text:span><text:a xlink:type="simple" xlink:href="https://docs.oracle.com/javaee/7/api/javax/jms/ObjectMessage.html" text:style-name="Internet_20_link" text:visited-style-name="Visited_20_Internet_20_Link"><text:span text:style-name="Source_20_Text">ObjectMessage</text:span></text:a><text:span text:style-name="Source_20_Text"><text:span text:style-name="T51">.</text:span></text:span></text:p>
      <text:p text:style-name="P16"><text:span text:style-name="T59">The problem is that if you are using JMSAppender </text:span><text:span text:style-name="T63">in your Log4J configuration and the attacker can overwrite or otherwise alter your Log4J configuration file, then Log4J 1.2.17 is subject to an Insesure Deserialization attack via JNDI lookups </text:span><text:span text:style-name="T66">(of which LDAP is but one type, but the one most often used for exploitation)</text:span><text:span text:style-name="T63">, resulting in remote code execution. (Insecure Deserialization of untrusted data is essentially the root cause the recent Log4J 2 CVE, </text:span><text:a xlink:type="simple" xlink:href="https://nvd.nist.gov/vuln/detail/CVE-2021-44228" text:style-name="Internet_20_link" text:visited-style-name="Visited_20_Internet_20_Link"><text:span text:style-name="T63">CVE-2021-44228 </text:span></text:a><text:span text:style-name="T63">(aka, Log4Shell).</text:span></text:p>
      <text:p text:style-name="P13">Even the default configuration log4j.xml file that is <text:span text:style-name="T55">is provided under the GitHub releases as part of the various ‘esapi-</text:span><text:span text:style-name="T12">&lt;version&gt;</text:span><text:span text:style-name="T55">-configuration.jar’ files only uses </text:span><text:a xlink:type="simple" xlink:href="https://logging.apache.org/log4j/1.2/apidocs/org/apache/log4j/ConsoleAppender.html" text:style-name="Internet_20_link" text:visited-style-name="Visited_20_Internet_20_Link"><text:span text:style-name="T55">ConsoleAppender</text:span></text:a><text:span text:style-name="T55"> and is otherwise intentionally rather brain-dead to force client applications to more or less create their own log4j configurations.</text:span></text:p>
      <text:p text:style-name="P47">Thus, our conclusion is, if you refrain from using Apache <text:span text:style-name="T56">Log4J’s </text:span><text:a xlink:type="simple" xlink:href="https://logging.apache.org/log4j/1.2/apidocs/org/apache/log4j/net/JMSAppender.html" text:style-name="Internet_20_link" text:visited-style-name="Visited_20_Internet_20_Link"><text:span text:style-name="T56">JMSAppender</text:span></text:a><text:span text:style-name="T56"> or running</text:span><text:span text:style-name="T49"> </text:span><text:a xlink:type="simple" xlink:href="https://logging.apache.org/log4j/1.2/apidocs/org/apache/log4j/net/JMSSink.html" text:style-name="Internet_20_link" text:visited-style-name="Visited_20_Internet_20_Link"><text:span text:style-name="T48">JMSSink</text:span></text:a><text:span text:style-name="T49"> </text:span><text:span text:style-name="T56">then </text:span>your application should not be exploitable <text:span text:style-name="T55">from </text:span><text:span text:style-name="T12">this </text:span><text:span text:style-name="T13">specific</text:span><text:span text:style-name="T12"> log4j CVE</text:span><text:span text:style-name="T55"> even if you still insist using an unsupported Apache library that is way past its end-of-service date and that ESAPI has deprecated.</text:span></text:p>
      <text:p text:style-name="P32">Despite that, the ESAPI development team <text:span text:style-name="T2">still</text:span> advises <text:span text:style-name="T10">against</text:span> configuring ESAPI.Logger to use Log4J 1. That is why <text:span text:style-name="T29">now </text:span>we have deprecated <text:span text:style-name="T29">the use of Log4J 1</text:span> in ESAPI. The mere fact that Log4J 1.x is unsupported means that there will be no further security patches for it and the next one that does appear in <text:span text:style-name="T24">Log4J 1</text:span> conceivably could be exploitable through ESAPI <text:span text:style-name="T55">when using some more common appender such as FileAppender, ConsoleAppender, etc.</text:span></text:p>
      <text:h text:style-name="Heading_20_1" text:outline-level="1"><text:soft-page-break/>Impact</text:h>
      <text:p text:style-name="P2">So, if ESAPI does not expose an exploitable path to <text:span text:style-name="T45">CVE-2022-23302</text:span>, what then <text:span text:style-name="T10">is</text:span> the concern <text:span text:style-name="T68">(assuming you don’t use JMSAppender, JMSSink, etc. as described above)</text:span>? <text:span text:style-name="T23">The problem as we see it, and likely how many in the ESAPI users community view it, is that Software Composition Analysis (SCA) tools and/or services like OWASP Dependency Check, </text:span>BlackDuck, Snyk, Veracode's SourceClear, <text:span text:style-name="T23">GitHub, </text:span>etc. will continue to give you warnings that you may be required to explain to your management <text:span text:style-name="T30">in order to justify continue using ESAPI in your application.</text:span></text:p>
      <text:p text:style-name="P3">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3">You are encouraged to use JUL or SLF4J for ESAPI logging, as a workaround which is described in the next section.</text:span></text:p>
      <text:p text:style-name="P9">If as an ESAPI user, you absolutely must continue to use ESAPI’s Log4J 1’s logger for compatibility with the rest of your application using Log4J 1.x, <text:span text:style-name="T53">make sure that your logging is not configured to use Log4j’s JMSAppender. Then you can avoid both CVE-2021-4104 and CVE-2022-23302 (assuming an attacker doesn’t have write access to your Log4J 1 configuration files). You can also </text:span>show your management this security bulletin. <text:span text:style-name="T25">(Of course, if your application has Log4J 1 as a </text:span><text:span text:style-name="T11">direct</text:span><text:span text:style-name="T25"> dependency which you can’t eliminate, it matters little that it is a </text:span><text:span text:style-name="T11">transitive</text:span><text:span text:style-name="T25"> dependency to your application through ESAPI.)</text:span></text:p>
      <text:h text:style-name="Heading_20_1" text:outline-level="1">Workaround</text:h>
      <text:p text:style-name="P4">If you are okay with configuring ESAPI logging to use either JUL (which is the new <text:span text:style-name="T42">ESAPI</text:span> default <text:span text:style-name="T42">starting with the <text:s/>ESAPI 2.2.1.0 release</text:span>) or SLF4J (through which you could support Log4J <text:span text:style-name="T10">2</text:span> <text:span text:style-name="T53">through something like slf4j-log4j2</text:span>), you can use the follow<text:span text:style-name="T31">ing</text:span> (or similar) workaround when building your project:</text:p>
      <text:p text:style-name="P10">First, in your application’s <text:span text:style-name="T43">ESAPI.properties</text:span> file, change the value for the <text:span text:style-name="T43">ESAPI.Logger</text:span> propert<text:span text:style-name="T55">y to either use JUL or SLF4J.</text:span></text:p>
      <text:p text:style-name="P11"><text:span text:style-name="T44">Second</text:span>, in your application’s pom.xml, reference your dependency on the ESAPI jar in this manner:</text:p>
      <text:p text:style-name="P35"><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3">2.</text:span></text:span><text:span text:style-name="Source_20_Text"><text:span text:style-name="T34">4.0.0</text:span></text:span><text:span text:style-name="Source_20_Text">&lt;/version&gt;</text:span></text:p>
      <text:p text:style-name="Preformatted_20_Text"><text:span text:style-name="Source_20_Text"><text:s text:c="6"/></text:span><text:span text:style-name="Source_20_Text"><text:span text:style-name="T32">&lt;exclusions&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10"/></text:span><text:span text:style-name="Source_20_Text"><text:span text:style-name="T32">&lt;groupId&gt;log4j&lt;/groupId&gt;</text:span></text:span></text:p>
      <text:p text:style-name="Preformatted_20_Text"><text:span text:style-name="Source_20_Text"><text:s text:c="10"/></text:span><text:span text:style-name="Source_20_Text"><text:span text:style-name="T32">&lt;artifactId&gt;log4j&lt;/artifactId&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6"/>&lt;/exclusions&gt;</text:span></text:p>
      <text:p text:style-name="P36"><text:span text:style-name="Source_20_Text"><text:s text:c="4"/>&lt;/dependency&gt;</text:span></text:p>
      <text:p text:style-name="P5"><text:soft-page-break/>(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5">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6">Note that us<text:span text:style-name="T35">ing</text:span> this workaround with SLF4J requires ESAPI 2.2.0.0 or later; however, you should be able to use this for any version of ESAPI 2.x if you <text:span text:style-name="T36">are willing to</text:span> us<text:span text:style-name="T36">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5">The only “real” solution to this is to have OWASP ESAPI completely remove Log4J 1 as a dependency. <text:span text:style-name="T58">(See GitHub issue </text:span><text:a xlink:type="simple" xlink:href="https://github.com/ESAPI/esapi-java-legacy/issues/534" text:style-name="Internet_20_link" text:visited-style-name="Visited_20_Internet_20_Link"><text:span text:style-name="T58">#534</text:span></text:a><text:span text:style-name="T58">.) </text:span>In release 2.2.1.0 it has been deprecated <text:span text:style-name="T58">but</text:span> we cannot remove it immediately and continue to honor our deprecation policy <text:span text:style-name="T58">(</text:span>until either two years from the <text:span text:style-name="T58">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7">If you decide to live with the SCA scanner warnings, perhaps you can show your management this ESAPI security bulletin to convince them that using ESAPI does not make CVE-2022-23302 exploitable to your application because of the restricted way that ESAPI uses Log4J 1 classes.</text:span></text:p>
      <text:h text:style-name="P34" text:outline-level="1">Additional Possible Future Plans About Deprecating Log4j 1</text:h>
      <text:p text:style-name="P14">The ESAPI development team is also kicking around some ideas such as:</text:p>
      <text:list xml:id="list942702355" text:style-name="L2">
        <text:list-item>
          <text:p text:style-name="P40"><text:span text:style-name="T58">GitHub Issue </text:span><text:a xlink:type="simple" xlink:href="https://github.com/ESAPI/esapi-java-legacy/issues/610" text:style-name="Internet_20_link" text:visited-style-name="Visited_20_Internet_20_Link"><text:span text:style-name="T58">#610</text:span></text:a><text:span text:style-name="T58"> - </text:span>Logging a WARNING for the first ESAPI log4j output that comes out that warns that ESAPI log4j has been deprecated in release 2.2.1.0 and will be removed in the first release after the 2 year period (i.e., after July 23, 2022).</text:p>
        </text:list-item>
        <text:list-item>
          <text:p text:style-name="P41"><text:span text:style-name="T41">GitHub Issue </text:span><text:a xlink:type="simple" xlink:href="https://github.com/ESAPI/esapi-java-legacy/issues/609" text:style-name="Internet_20_link" text:visited-style-name="Visited_20_Internet_20_Link"><text:span text:style-name="T41">#609</text:span></text:a><text:span text:style-name="T41"> - </text:span><text:span text:style-name="T40">C</text:span><text:span text:style-name="T39">hanging the llog4j 1 dependency in ESAPI’s pom.xml to make the log4j 1.2.17 jar to have a scope of either ‘provided’ or ‘optional’ so that ESAPI will no longer include it as a dependency. That is likely to have it’s own serious consequences for those who are still using ESAPI logging with log4j so we </text:span><text:span text:style-name="T41">eventually decided it was not worth the effort and closed this.</text:span></text:p>
        </text:list-item>
      </text:list>
      <text:h text:style-name="Heading_20_1" text:outline-level="1"><text:soft-page-break/>Additional Precautions</text:h>
      <text:p text:style-name="P5">Run OWASP Dependency Check or a similar SCA tool or service on your final project configuration to ensure that you have no Log4J <text:span text:style-name="T37">1 </text:span>dependencies in your application’s class path.</text:p>
      <text:h text:style-name="P33" text:outline-level="1">Acknowledgments</text:h>
      <text:p text:style-name="P45">None. But if someone gave me donuts, I’m sure I could credit someone! :)</text:p>
      <text:h text:style-name="Heading_20_1" text:outline-level="1">References</text:h>
      <text:p text:style-name="P42"><text:a xlink:type="simple" xlink:href="https://nvd.nist.gov/vuln/detail/CVE-2022-23302" text:style-name="Internet_20_link" text:visited-style-name="Visited_20_Internet_20_Link">https://nvd.nist.gov/vuln/detail/CVE-2022-23302</text:a></text:p>
      <text:p text:style-name="P42"><text:a xlink:type="simple" xlink:href="https://github.com/ESAPI/esapi-java-legacy/blob/develop/documentation/ESAPI-security-bulletin6.pdf" text:style-name="Internet_20_link" text:visited-style-name="Visited_20_Internet_20_Link">https://github.com/ESAPI/esapi-java-legacy/blob/develop/documentation/ESAPI-security-bulletin6.pdf</text:a> – <text:span text:style-name="T73">which describes the related CVE, CVE-2021-4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2-04-24T17:51:54.710384414</meta:print-date>
    <dc:date>2022-04-24T17:49:23.382379644</dc:date>
    <meta:editing-cycles>83</meta:editing-cycles>
    <meta:editing-duration>PT12H16M44S</meta:editing-duration>
    <meta:generator>LibreOffice/6.0.7.3$Linux_X86_64 LibreOffice_project/00m0$Build-3</meta:generator>
    <meta:printed-by>Kevin Wall</meta:printed-by>
    <meta:document-statistic meta:table-count="3" meta:image-count="0" meta:object-count="0" meta:page-count="6" meta:paragraph-count="89" meta:word-count="1917" meta:character-count="12289" meta:non-whitespace-character-count="10379"/>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